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11.94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0.959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1.254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2.477cm" fo:break-before="auto" style:use-optimal-row-height="true"/>
    </style:style>
    <style:style style:name="ro6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3" table:number-columns-repeated="252" table:default-cell-style-name="Default"/>
        <table:table-row table:style-name="ro1">
          <table:table-cell/>
          <table:table-cell table:style-name="ce2" office:value-type="string">
            <text:p>Message Name</text:p>
          </table:table-cell>
          <table:table-cell table:style-name="ce2" office:value-type="string">
            <text:p>Done</text:p>
          </table:table-cell>
          <table:table-cell table:style-name="ce5" office:value-type="string">
            <text:p>Field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NOT_USED 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CLOSE_CONNEXION </text:p>
          </table:table-cell>
          <table:table-cell table:style-name="ce4" office:value-type="string">
            <text:p>YES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MESSAGE_NULL </text:p>
          </table:table-cell>
          <table:table-cell office:value-type="string">
            <text:p>YES</text:p>
          </table:table-cell>
          <table:table-cell office:value-type="string">
            <text:p>double date;</text:p>
          </table:table-cell>
          <table:table-cell table:number-columns-repeated="252"/>
        </table:table-row>
        <table:table-row table:style-name="ro3">
          <table:table-cell table:style-name="ce1"/>
          <table:table-cell table:style-name="ce4" office:value-type="string">
            <text:p>CREATE_FEDERATION_EXECU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federationName;</text:p>
            <text:p>std::string FEDid;</text:p>
          </table:table-cell>
          <table:table-cell table:style-name="ce1" table:number-columns-repeated="252"/>
        </table:table-row>
        <table:table-row table:style-name="ro4">
          <table:table-cell/>
          <table:table-cell office:value-type="string">
            <text:p>DESTROY_FEDERATION_EXECUTION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federationName;</text:p>
          </table:table-cell>
          <table:table-cell table:number-columns-repeated="252"/>
        </table:table-row>
        <table:table-row table:style-name="ro5">
          <table:table-cell table:style-name="ce1"/>
          <table:table-cell table:style-name="ce4" office:value-type="string">
            <text:p>JOIN_FEDERATION_EXECU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32_t numberOfRegulators;</text:p>
            <text:p>uint32_t multicastAddress;</text:p>
            <text:p>uint32_t bestEffortAddress;</text:p>
            <text:p>uint32_t bestEffortPeer;</text:p>
            <text:p>std::string federationName;</text:p>
            <text:p>std::string FEDid;</text:p>
          </table:table-cell>
          <table:table-cell table:style-name="ce1" table:number-columns-repeated="252"/>
        </table:table-row>
        <table:table-row table:style-name="ro2">
          <table:table-cell/>
          <table:table-cell office:value-type="string">
            <text:p>RESIGN_FEDERATION_EXECUTION 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4">
          <table:table-cell table:style-name="ce1"/>
          <table:table-cell table:style-name="ce4" office:value-type="string">
            <text:p>SET_TIME_REGULATING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bool <text:s/>regulating;</text:p>
          </table:table-cell>
          <table:table-cell table:style-name="ce1" table:number-columns-repeated="252"/>
        </table:table-row>
        <table:table-row table:style-name="ro4">
          <table:table-cell/>
          <table:table-cell office:value-type="string">
            <text:p>SET_TIME_CONSTRAINED </text:p>
          </table:table-cell>
          <table:table-cell office:value-type="string">
            <text:p>YES</text:p>
          </table:table-cell>
          <table:table-cell office:value-type="string">
            <text:p>double date;</text:p>
            <text:p>bool <text:s/>constrained;</text:p>
          </table:table-cell>
          <table:table-cell table:number-columns-repeated="252"/>
        </table:table-row>
        <table:table-row table:style-name="ro5">
          <table:table-cell table:style-name="ce1"/>
          <table:table-cell table:style-name="ce4" office:value-type="string">
            <text:p>REGISTER_FEDERATION_SYNCHRONIZATION_POINT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  <text:p>std::string tag;</text:p>
            <text:p>bool hasHandleArray;</text:p>
            <text:p>uint16_t handleArraySize;</text:p>
            <text:p>uint16_t handleArray[];</text:p>
          </table:table-cell>
          <table:table-cell table:style-name="ce1" table:number-columns-repeated="252"/>
        </table:table-row>
        <table:table-row table:style-name="ro4">
          <table:table-cell/>
          <table:table-cell office:value-type="string">
            <text:p>SYNCHRONIZATION_POINT_REGISTRATION_SUCCEEDED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</table:table-cell>
          <table:table-cell table:number-columns-repeated="252"/>
        </table:table-row>
        <table:table-row table:style-name="ro3">
          <table:table-cell table:style-name="ce1"/>
          <table:table-cell table:style-name="ce4" office:value-type="string">
            <text:p>ANNOUNCE_SYNCHRONIZATION_POINT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  <text:p>std::string tag;</text:p>
          </table:table-cell>
          <table:table-cell table:style-name="ce1" table:number-columns-repeated="252"/>
        </table:table-row>
        <table:table-row table:style-name="ro4">
          <table:table-cell/>
          <table:table-cell office:value-type="string">
            <text:p>SYNCHRONIZATION_POINT_ACHIEVED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</table:table-cell>
          <table:table-cell table:number-columns-repeated="252"/>
        </table:table-row>
        <table:table-row table:style-name="ro4">
          <table:table-cell table:style-name="ce1"/>
          <table:table-cell table:style-name="ce4" office:value-type="string">
            <text:p>FEDERATION_SYNCHRONIZED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</table:table-cell>
          <table:table-cell table:style-name="ce1" table:number-columns-repeated="252"/>
        </table:table-row>
        <table:table-row table:style-name="ro4">
          <table:table-cell/>
          <table:table-cell office:value-type="string">
            <text:p>REQUEST_FEDERATION_SAVE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</table:table-cell>
          <table:table-cell table:number-columns-repeated="252"/>
        </table:table-row>
        <table:table-row table:style-name="ro2">
          <table:table-cell table:style-name="ce1"/>
          <table:table-cell table:style-name="ce4" office:value-type="string">
            <text:p>FEDERATE_SAVE_BEGUN </text:p>
          </table:table-cell>
          <table:table-cell table:style-name="ce4" office:value-type="string">
            <text:p>YES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FEDERATE_SAVE_COMPLETE 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FEDERATE_SAVE_NOT_COMPLETE </text:p>
          </table:table-cell>
          <table:table-cell table:style-name="ce4" office:value-type="string">
            <text:p>YES</text:p>
          </table:table-cell>
          <table:table-cell table:style-name="ce1" table:number-columns-repeated="253"/>
        </table:table-row>
        <table:table-row table:style-name="ro4">
          <table:table-cell/>
          <table:table-cell office:value-type="string">
            <text:p>INITIATE_FEDERATE_SAVE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</table:table-cell>
          <table:table-cell table:number-columns-repeated="252"/>
        </table:table-row>
        <table:table-row table:style-name="ro2">
          <table:table-cell table:style-name="ce1"/>
          <table:table-cell table:style-name="ce4" office:value-type="string">
            <text:p>FEDERATION_SAVED </text:p>
          </table:table-cell>
          <table:table-cell table:style-name="ce4" office:value-type="string">
            <text:p>YES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FEDERATION_NOT_SAVED 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4">
          <table:table-cell table:style-name="ce1"/>
          <table:table-cell table:style-name="ce4" office:value-type="string">
            <text:p>REQUEST_FEDERATION_RESTORE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</table:table-cell>
          <table:table-cell table:style-name="ce1" table:number-columns-repeated="252"/>
        </table:table-row>
        <table:table-row table:style-name="ro2">
          <table:table-cell/>
          <table:table-cell office:value-type="string">
            <text:p>FEDERATE_RESTORE_COMPLETE 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FEDERATE_RESTORE_NOT_COMPLETE </text:p>
          </table:table-cell>
          <table:table-cell table:style-name="ce4" office:value-type="string">
            <text:p>YES</text:p>
          </table:table-cell>
          <table:table-cell table:style-name="ce1" table:number-columns-repeated="253"/>
        </table:table-row>
        <table:table-row table:style-name="ro4">
          <table:table-cell/>
          <table:table-cell office:value-type="string">
            <text:p>REQUEST_FEDERATION_RESTORE_SUCCEEDED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</table:table-cell>
          <table:table-cell table:number-columns-repeated="252"/>
        </table:table-row>
        <table:table-row table:style-name="ro3">
          <table:table-cell table:style-name="ce1"/>
          <table:table-cell table:style-name="ce4" office:value-type="string">
            <text:p>REQUEST_FEDERATION_RESTORE_FAILED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  <text:p>std::string tag;</text:p>
          </table:table-cell>
          <table:table-cell table:style-name="ce1" table:number-columns-repeated="252"/>
        </table:table-row>
        <table:table-row table:style-name="ro2">
          <table:table-cell/>
          <table:table-cell office:value-type="string">
            <text:p>FEDERATION_RESTORE_BEGUN 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4" office:value-type="string">
            <text:p>INITIATE_FEDERATE_RESTORE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std::string label;</text:p>
          </table:table-cell>
          <table:table-cell table:style-name="ce1" table:number-columns-repeated="252"/>
        </table:table-row>
        <table:table-row table:style-name="ro2">
          <table:table-cell/>
          <table:table-cell office:value-type="string">
            <text:p>FEDERATION_RESTORED 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FEDERATION_NOT_RESTORED </text:p>
          </table:table-cell>
          <table:table-cell table:style-name="ce4" office:value-type="string">
            <text:p>YES</text:p>
          </table:table-cell>
          <table:table-cell table:style-name="ce1" table:number-columns-repeated="253"/>
        </table:table-row>
        <table:table-row table:style-name="ro3">
          <table:table-cell/>
          <table:table-cell office:value-type="string">
            <text:p>PUBLISH_OBJECT_CLASS </text:p>
          </table:table-cell>
          <table:table-cell office:value-type="string">
            <text:p>YES</text:p>
          </table:table-cell>
          <table:table-cell office:value-type="string">
            <text:p>bool hasHandleArray;</text:p>
            <text:p>uint16_t handleArraySize;</text:p>
            <text:p>uint16_t handleArray[];</text:p>
          </table:table-cell>
          <table:table-cell table:number-columns-repeated="252"/>
        </table:table-row>
        <table:table-row table:style-name="ro6">
          <table:table-cell table:style-name="ce1"/>
          <table:table-cell table:style-name="ce4" office:value-type="string">
            <text:p>UNPUBLISH_OBJECT_CLASS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32_t objectClass;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PUBLISH_INTERACTION_CLASS </text:p>
          </table:table-cell>
          <table:table-cell office:value-type="string">
            <text:p>YES</text:p>
          </table:table-cell>
          <table:table-cell table:style-name="ce6" office:value-type="string">
            <text:p>int32_t interactionClass;</text:p>
          </table:table-cell>
          <table:table-cell table:number-columns-repeated="252"/>
        </table:table-row>
        <table:table-row table:style-name="ro1">
          <table:table-cell table:style-name="ce1"/>
          <table:table-cell table:style-name="ce4" office:value-type="string">
            <text:p>UNPUBLISH_INTERACTION_CLASS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32_t interactionClass;</text:p>
          </table:table-cell>
          <table:table-cell table:style-name="ce1" table:number-columns-repeated="252"/>
        </table:table-row>
        <table:table-row table:style-name="ro3">
          <table:table-cell/>
          <table:table-cell office:value-type="string">
            <text:p>SUBSCRIBE_OBJECT_CLASS </text:p>
          </table:table-cell>
          <table:table-cell office:value-type="string">
            <text:p>YES</text:p>
          </table:table-cell>
          <table:table-cell office:value-type="string">
            <text:p>bool hasHandleArray;</text:p>
            <text:p>uint16_t handleArraySize;</text:p>
            <text:p>uint16_t handleArray[];</text:p>
          </table:table-cell>
          <table:table-cell table:number-columns-repeated="252"/>
        </table:table-row>
        <table:table-row table:style-name="ro1">
          <table:table-cell table:style-name="ce1"/>
          <table:table-cell table:style-name="ce4" office:value-type="string">
            <text:p>UNSUBSCRIBE_OBJECT_CLASS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32_t objectClass;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SUBSCRIBE_INTERACTION_CLASS </text:p>
          </table:table-cell>
          <table:table-cell office:value-type="string">
            <text:p>YES</text:p>
          </table:table-cell>
          <table:table-cell table:style-name="ce6" office:value-type="string">
            <text:p>int32_t interactionClass;</text:p>
          </table:table-cell>
          <table:table-cell table:number-columns-repeated="252"/>
        </table:table-row>
        <table:table-row table:style-name="ro1">
          <table:table-cell table:style-name="ce1"/>
          <table:table-cell table:style-name="ce4" office:value-type="string">
            <text:p>UNSUBSCRIBE_INTERACTION_CLASS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32_t interactionClass;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TURN_INTERACTIONS_ON </text:p>
          </table:table-cell>
          <table:table-cell office:value-type="string">
            <text:p>YES</text:p>
          </table:table-cell>
          <table:table-cell table:style-name="ce6" office:value-type="string">
            <text:p>int32_t interactionClass;</text:p>
          </table:table-cell>
          <table:table-cell table:number-columns-repeated="252"/>
        </table:table-row>
        <table:table-row table:style-name="ro1">
          <table:table-cell table:style-name="ce1"/>
          <table:table-cell table:style-name="ce4" office:value-type="string">
            <text:p>TURN_INTERACTIONS_OFF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32_t interactionClass;</text:p>
          </table:table-cell>
          <table:table-cell table:style-name="ce1" table:number-columns-repeated="252"/>
        </table:table-row>
        <table:table-row table:style-name="ro2">
          <table:table-cell/>
          <table:table-cell office:value-type="string">
            <text:p>REGISTER_OBJECT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DISCOVER_OBJECT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UPDATE_ATTRIBUTE_VALUES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REFLECT_ATTRIBUTE_VALUES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SEND_INTERACTION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RECEIVE_INTERACTION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DELETE_OBJECT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REMOVE_OBJECT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CHANGE_ATTRIBUTE_TRANSPORT_TYPE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CHANGE_ATTRIBUTE_ORDER_TYPE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CHANGE_INTERACTION_TRANSPORT_TYPE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CHANGE_INTERACTION_ORDER_TYPE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REQUEST_CLASS_ATTRIBUTE_VALUE_UPDATE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REQUEST_OBJECT_ATTRIBUTE_VALUE_UPDATE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IS_ATTRIBUTE_OWNED_BY_FEDERATE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QUERY_ATTRIBUTE_OWNERSHIP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ATTRIBUTE_IS_NOT_OWNED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INFORM_ATTRIBUTE_OWNERSHIP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NEGOTIATED_ATTRIBUTE_OWNERSHIP_DIVESTITURE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ATTRIBUTE_OWNERSHIP_ACQUISITION_NOTIFICATION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ATTRIBUTE_OWNERSHIP_DIVESTITURE_NOTIFICATION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REQUEST_ATTRIBUTE_OWNERSHIP_ASSUMPTION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ATTRIBUTE_OWNERSHIP_UNAVAILABLE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ATTRIBUTE_OWNERSHIP_ACQUISITION_IF_AVAILABLE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UNCONDITIONAL_ATTRIBUTE_OWNERSHIP_DIVESTITURE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ATTRIBUTE_OWNERSHIP_ACQUISITION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REQUEST_ATTRIBUTE_OWNERSHIP_RELEASE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CANCEL_NEGOTIATED_ATTRIBUTE_OWNERSHIP_DIVESTITURE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ATTRIBUTE_OWNERSHIP_RELEASE_RESPONSE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CANCEL_ATTRIBUTE_OWNERSHIP_ACQUISITION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CONFIRM_ATTRIBUTE_OWNERSHIP_ACQUISITION_CANCELLATION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DDM_CREATE_REGION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DDM_MODIFY_REGION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DDM_DELETE_REGION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DDM_ASSOCIATE_REGION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DDM_REGISTER_OBJECT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DDM_UNASSOCIATE_REGION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DDM_SUBSCRIBE_ATTRIBUTES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DDM_UNSUBSCRIBE_ATTRIBUTES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DDM_SUBSCRIBE_INTERACTION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DDM_UNSUBSCRIBE_INTERACTION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PROVIDE_ATTRIBUTE_VALUE_UPDATE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GET_FED_FILE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LAST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 table:number-rows-repeated="65450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Feuille1.C1:Feuille1.C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8">08/04/2008</text:date>, <text:time>16:0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dc:creator>Eric NOULARD</dc:creator>
    <dc:date>2008-04-08T16:00:06</dc:date>
    <meta:editing-cycles>34</meta:editing-cycles>
    <meta:editing-duration>PT4H8M15S</meta:editing-duration>
    <meta:user-defined meta:name="Info 1"/>
    <meta:user-defined meta:name="Info 2"/>
    <meta:user-defined meta:name="Info 3"/>
    <meta:user-defined meta:name="Info 4"/>
    <meta:document-statistic meta:table-count="1" meta:cell-count="198"/>
  </office:meta>
</office:document-meta>
</file>